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38"/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38">
      <style:table-cell-properties style:vertical-align="automatic" fo:wrap-option="wrap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4.7372916666667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number-rows-repeated="3" table:style-name="ro2">
          <table:table-cell table:style-name="ce3"/>
          <table:table-cell table:style-name="ce4"/>
          <table:table-cell table:style-name="ce8"/>
          <table:table-cell table:style-name="ce5"/>
          <table:table-cell table:number-columns-repeated="16380"/>
        </table:table-row>
        <table:table-row table:style-name="ro3">
          <table:table-cell table:style-name="ce3"/>
          <table:table-cell office:value-type="date" office:date-value="2020-01-13T00:00:00" table:style-name="ce4">
            <text:p>13.01.20</text:p>
          </table:table-cell>
          <table:table-cell office:value-type="string" table:style-name="ce8">
            <text:p>Working on my published articles, to link the names of the professor, where there are mentioned in other articles and choosing 2 more more articles to start writing for</text:p>
          </table:table-cell>
          <table:table-cell office:value-type="time" office:time-value="PT2H0M0S" table:style-name="ce5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0T00:00:00" table:style-name="ce4">
            <text:p>10.01.20</text:p>
          </table:table-cell>
          <table:table-cell office:value-type="string" table:style-name="ce8">
            <text:p>Meeting with lecturers</text:p>
          </table:table-cell>
          <table:table-cell office:value-type="time" office:time-value="PT0H45M0S" table:style-name="ce5">
            <text:p>00:45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20-01-09T00:00:00" table:style-name="ce4">
            <text:p>09.01.20</text:p>
          </table:table-cell>
          <table:table-cell office:value-type="string" table:style-name="ce8">
            <text:p>Publishing Article for Pohl/ I postponed it <text:s/>it so long, because after Monika Ludwig I recived strange message/ But everything worked out<text:s/></text:p>
          </table:table-cell>
          <table:table-cell office:value-type="time" office:time-value="PT1H30M0S" table:style-name="ce5">
            <text:p>01:3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6T00:00:00" table:style-name="ce4">
            <text:p>06.01.20</text:p>
          </table:table-cell>
          <table:table-cell office:value-type="string" table:style-name="ce4">
            <text:p>Publishing First Article for Monika Ludwig</text:p>
          </table:table-cell>
          <table:table-cell office:value-type="time" office:time-value="PT2H0M0S" table:style-name="ce5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4T00:00:00" table:style-name="ce4">
            <text:p>04.01.20</text:p>
          </table:table-cell>
          <table:table-cell office:value-type="string" table:style-name="ce4">
            <text:p>Uploading Stuff on the Page</text:p>
          </table:table-cell>
          <table:table-cell office:value-type="time" office:time-value="PT1H0M0S" table:style-name="ce5">
            <text:p>01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4T00:00:00" table:style-name="ce4">
            <text:p>04.01.20</text:p>
          </table:table-cell>
          <table:table-cell office:value-type="string" table:style-name="ce4">
            <text:p>Finishing Pohl article, writing new one for Ludwig</text:p>
          </table:table-cell>
          <table:table-cell office:value-type="time" office:time-value="PT5H0M0S" table:style-name="ce5">
            <text:p>05:00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19-12-11T00:00:00" table:style-name="ce4">
            <text:p>11.12.19</text:p>
          </table:table-cell>
          <table:table-cell office:value-type="string" table:style-name="ce8">
            <text:p>Daniela and Me meet up Gelautz and we spoke about the article, where she was not agree to be published</text:p>
          </table:table-cell>
          <table:table-cell office:value-type="time" office:time-value="PT0H30M0S" table:style-name="ce5">
            <text:p>00:30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19-12-04T00:00:00" table:style-name="ce4">
            <text:p>04.12.19</text:p>
          </table:table-cell>
          <table:table-cell office:value-type="string" table:style-name="ce8">
            <text:p>Finishing the article for Gelautz and giving it to others for peer review. After that Sending it to Gelautz and meeting with her</text:p>
          </table:table-cell>
          <table:table-cell office:value-type="time" office:time-value="PT2H0M0S" table:style-name="ce5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19-12-01T00:00:00" table:style-name="ce4">
            <text:p>01.12.19</text:p>
          </table:table-cell>
          <table:table-cell office:value-type="string" table:style-name="ce4">
            <text:p>Work on the article about Margrit Gelautz</text:p>
          </table:table-cell>
          <table:table-cell office:value-type="time" office:time-value="PT1H0M0S" table:style-name="ce5">
            <text:p>0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30T00:00:00" table:style-name="ce4">
            <text:p>30.11.19</text:p>
          </table:table-cell>
          <table:table-cell office:value-type="string" table:style-name="ce1">
            <text:p>Starting the article for Margrit Gelautz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5">
          <table:table-cell table:style-name="ce9"/>
          <table:table-cell office:value-type="date" office:date-value="2019-11-29T00:00:00" table:style-name="ce8">
            <text:p>29.11.19</text:p>
          </table:table-cell>
          <table:table-cell office:value-type="string" table:style-name="ce9">
            <text:p>Meeting with lecturers and after the other showed us how to make changes on the GitHub page and <text:s/>new entries<text:s text:c="2"/></text:p>
          </table:table-cell>
          <table:table-cell office:value-type="time" office:time-value="PT1H0M0S" table:style-name="ce10">
            <text:p>01:00</text:p>
          </table:table-cell>
          <table:table-cell table:number-columns-repeated="16380" table:style-name="ce9"/>
        </table:table-row>
        <table:table-row table:style-name="ro1">
          <table:table-cell/>
          <table:table-cell office:value-type="date" office:date-value="2019-11-24T00:00:00" table:style-name="ce4">
            <text:p>24.11.19</text:p>
          </table:table-cell>
          <table:table-cell office:value-type="string" table:style-name="ce1">
            <text:p>Writing information for the first article of Fitzpatrick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5">
          <table:table-cell/>
          <table:table-cell office:value-type="date" office:date-value="2019-11-19T00:00:00" table:style-name="ce4">
            <text:p>19.11.19</text:p>
          </table:table-cell>
          <table:table-cell office:value-type="string" table:style-name="ce9">
            <text:p>Internal meeting of the team where we wanted to set some time span for projects and distribustion of work</text:p>
          </table:table-cell>
          <table:table-cell office:value-type="time" office:time-value="PT1H35M0S" table:style-name="ce6">
            <text:p>01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4">
            <text:p>13.11.19</text:p>
          </table:table-cell>
          <table:table-cell office:value-type="string" table:style-name="ce1">
            <text:p>Meeting Margrit Gelautz and explaining her our aim and project<text:s/></text:p>
          </table:table-cell>
          <table:table-cell office:value-type="time" office:time-value="PT0H30M0S" table:style-name="ce6">
            <text:p>00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0T00:00:00" table:style-name="ce4">
            <text:p>10.11.19</text:p>
          </table:table-cell>
          <table:table-cell office:value-type="string" table:style-name="ce1">
            <text:p>Wikipedia meeting</text:p>
          </table:table-cell>
          <table:table-cell office:value-type="time" office:time-value="PT2H30M0S" table:style-name="ce6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4">
            <text:p>08.11.19</text:p>
          </table:table-cell>
          <table:table-cell office:value-type="string" table:style-name="ce1">
            <text:p>Meeting up with lecturers and discussing who is going on the Wiki meeting<text:s/></text:p>
          </table:table-cell>
          <table:table-cell office:value-type="time" office:time-value="PT1H0M0S" table:style-name="ce5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0-27T00:00:00" table:style-name="ce4">
            <text:p>27.10.19</text:p>
          </table:table-cell>
          <table:table-cell office:value-type="string" table:style-name="ce1">
            <text:p>Created my wikipedia account and made research on publishing wiki articles</text:p>
          </table:table-cell>
          <table:table-cell office:value-type="time" office:time-value="PT1H30M0S" table:style-name="ce5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0-25T00:00:00" table:style-name="ce4">
            <text:p>25.10.19</text:p>
          </table:table-cell>
          <table:table-cell office:value-type="string" table:style-name="ce1">
            <text:p>Discussing project proposal with the group and finding materials for the professors</text:p>
          </table:table-cell>
          <table:table-cell office:value-type="time" office:time-value="PT2H0M0S" table:style-name="ce5">
            <text:p>02:0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">
            <text:p>TOTAL</text:p>
          </table:table-cell>
          <table:table-cell table:style-name="ce2"/>
          <table:table-cell office:value-type="time" office:time-value="PT28H50M0S" table:formula="of:=SUM([.D3:.D23])" table:style-name="ce7">
            <text:p>28:50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 number:truncate-on-overflow="false">
      <number:hours number:style="long"/>
      <number:text>:</number:text>
      <number:minutes number:style="long"/>
    </number:time-style>
    <number:time-style style:name="N38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hammad Zandpour</meta:initial-creator>
    <dc:creator>vasilenakisova@gmail.com</dc:creator>
    <meta:creation-date>2019-11-21T00:22:27Z</meta:creation-date>
    <dc:date>2020-01-18T17:57:47Z</dc:date>
    <meta:editing-cycles>3</meta:editing-cycles>
    <meta:editing-duration>PT281S</meta:editing-duration>
  </office:meta>
</office:document-meta>
</file>